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Courier New1" svg:font-family="'Courier New'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.9846in" fo:margin-right="0in" fo:text-indent="0in" style:auto-text-indent="false"/>
    </style:style>
    <style:style style:name="P5" style:family="paragraph" style:parent-style-name="Standard" style:list-style-name="L3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P19" style:family="paragraph" style:parent-style-name="Text_20_body" style:list-style-name="L3"/>
    <style:style style:name="P20" style:family="paragraph" style:parent-style-name="Text_20_body" style:list-style-name="L3"/>
    <style:style style:name="P21" style:family="paragraph" style:parent-style-name="Text_20_body" style:list-style-name="L3"/>
    <style:style style:name="P22" style:family="paragraph" style:parent-style-name="Text_20_body" style:list-style-name="L3"/>
    <style:style style:name="P23" style:family="paragraph" style:parent-style-name="Text_20_body" style:list-style-name="L3"/>
    <style:style style:name="P24" style:family="paragraph" style:parent-style-name="Text_20_body" style:list-style-name="L3"/>
    <style:style style:name="P25" style:family="paragraph" style:parent-style-name="Text_20_body" style:list-style-name="L3"/>
    <style:style style:name="P26" style:family="paragraph" style:parent-style-name="Text_20_body" style:list-style-name="L3"/>
    <style:style style:name="P27" style:family="paragraph" style:parent-style-name="Text_20_body" style:list-style-name="L4">
      <style:paragraph-properties fo:margin-left="0in" fo:margin-right="0in" fo:text-indent="0in" style:auto-text-indent="false"/>
    </style:style>
    <style:style style:name="P28" style:family="paragraph" style:parent-style-name="Text_20_body" style:list-style-name="L3">
      <style:paragraph-properties fo:margin-left="0in" fo:margin-right="0in" fo:text-indent="0in" style:auto-text-indent="false"/>
    </style:style>
    <style:style style:name="T1" style:family="text">
      <style:text-properties style:font-name="Courier New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/>
    </style:style>
    <style:style style:name="T4" style:family="text">
      <style:text-properties style:font-name="Thorndale"/>
    </style:style>
    <style:style style:name="T5" style:family="text">
      <style:text-properties style:font-name="Courier New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-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4 Demo 3: Heap Memory Profiling </text:h>
      <text:p text:style-name="Text_20_body">This exercise demonstrates the use of the the JDK bundled jmap and jhat profiling tools.</text:p>
      <text:h text:style-name="Heading_20_3" text:outline-level="3">Required Software</text:h>
      <text:list text:style-name="L1">
        <text:list-item>
          <text:p text:style-name="P6">Any OS</text:p>
        </text:list-item>
        <text:list-item>
          <text:p text:style-name="P6">JDK 1.5 or higher</text:p>
        </text:list-item>
      </text:list>
      <text:list text:style-name="L1">
        <text:list-item text:start-value="1">
          <text:p text:style-name="P6">Java2Demo </text:p>
        </text:list-item>
      </text:list>
      <text:p text:style-name="P1">Located in: &lt;JDK install dir&gt;/demo/jfc/Java2D/Java2Demo.jar</text:p>
      <text:h text:style-name="Heading_20_3" text:outline-level="3">Objectives</text:h>
      <text:list text:style-name="L2">
        <text:list-item>
          <text:p text:style-name="P9">Use the <text:span text:style-name="T1">jmap</text:span> utility to create a heap dump.</text:p>
        </text:list-item>
        <text:list-item>
          <text:p text:style-name="P9">Use the <text:span text:style-name="T1">jstat</text:span> and <text:span text:style-name="T1">VisualVM</text:span> utilities to analyze the heap dump.</text:p>
        </text:list-item>
      </text:list>
      <text:h text:style-name="Heading_20_3" text:outline-level="3">Preparations</text:h>
      <text:p text:style-name="Text_20_body">Verify and if required download and install Java SE 5 or later.</text:p>
      <text:list text:style-name="L3">
        <text:list-item>
          <text:p text:style-name="P11">Verify if you are running Java SE 5 or later. To check enter the following command on a terminal window:</text:p>
        </text:list-item>
      </text:list>
      <text:p text:style-name="P1"><text:s/><text:span text:style-name="T1">java -version</text:span></text:p>
      <text:list text:style-name="L4">
        <text:list-item>
          <text:list>
            <text:list-header>
              <text:p text:style-name="P27">If the response is: java version 1.5.0_00 or later you can bypass the next step and proceed to the Instructions subsection.</text:p>
            </text:list-header>
          </text:list>
        </text:list-item>
      </text:list>
      <text:list text:style-name="L3" text:continue-numbering="true">
        <text:list-item>
          <text:p text:style-name="P28">Down load and <text:s/>install the latest version of Java SE from <text:a xlink:type="simple" xlink:href="http://visualvm.dev.java.net/">http://java.sun.com/javase/downloads/index.jsp</text:a>. </text:p>
        </text:list-item>
      </text:list>
      <text:p text:style-name="P1">Add the bin subdirectory of the Java SE version, to the OS PATH variable.</text:p>
      <text:list text:style-name="L3" text:continue-numbering="true">
        <text:list-header>
          <text:p text:style-name="P5"/>
        </text:list-header>
      </text:list>
      <text:h text:style-name="Heading_20_3" text:outline-level="3">Instructions </text:h>
      <text:list text:style-name="L3">
        <text:list-item text:start-value="1">
          <text:p text:style-name="P11">Open a command line window and change directory to the Java2D demo directory:</text:p>
        </text:list-item>
      </text:list>
      <text:p text:style-name="P1">cd &lt;JDK install dir&gt;<text:span text:style-name="T2">/demo/jfc/Java2D</text:span></text:p>
      <text:list text:style-name="L3" text:continue-numbering="true">
        <text:list-item>
          <text:p text:style-name="P11">Run the Java2Demo with the following command line switches: </text:p>
        </text:list-item>
      </text:list>
      <text:p text:style-name="P1">java -client -Xmx12m -Xms3m -Xmn1m -XX:MaxPermSize=3m -XX:PermSize=1m <text:line-break/> -jar Java2Demo.jar </text:p>
      <text:list text:style-name="L3" text:continue-numbering="true">
        <text:list-item>
          <text:p text:style-name="P11">Click the transforms tab of the Java2Demo GUI.</text:p>
        </text:list-item>
        <text:list-item>
          <text:p text:style-name="P11">Obtain the lvmid of the Java2Demo process using the following command on another command window.</text:p>
        </text:list-item>
      </text:list>
      <text:p text:style-name="P1">jps -l </text:p>
      <text:p text:style-name="P1">You should observe an output (that maps lvmids to executing Java processes) similar to the following:</text:p>
      <text:p text:style-name="P4">2564<text:line-break/>2874 Java2Demo.jar<text:line-break/>1948 sun.tools.jps.Jps</text:p>
      <text:p text:style-name="P1">Note: The <text:span text:style-name="T3">lvmid</text:span> is a platform-specific value that uniquely identifies a JVM on a system. The <text:span text:style-name="T3">lvmid</text:span> is the only required component of a virtual machine identifier. The <text:span text:style-name="T3">lvmid</text:span> is typically, but not necessarily, the operating system's process identifier for the target JVM process. </text:p>
      <text:list text:style-name="L3" text:continue-numbering="true">
        <text:list-item>
          <text:p text:style-name="P11">Run jmap in a command line window to dump a binary heap profile of the Java2Demo: </text:p>
        </text:list-item>
      </text:list>
      <text:p text:style-name="P3"><text:span text:style-name="T1">jmap</text:span> <text:span text:style-name="T1">-dump:format=b,</text:span> <text:span text:style-name="T1">file=</text:span><text:span text:style-name="T4">&lt;location of heap dump file&gt;</text:span><text:span text:style-name="T1">/heapdump.hprof &lt;lvmid&gt;</text:span> <text:s text:c="2"/></text:p>
      <text:p text:style-name="P1">Note: This command creates a binary heap dump from the Java2Demo The .hprof extension enables viewing of the heap dump using VisualVM (performed later in this demo). </text:p>
      <text:list text:style-name="L3" text:continue-numbering="true">
        <text:list-item>
          <text:p text:style-name="P11">Use <text:span text:style-name="T1">jhat</text:span> utility to examine the heap dump created in the previous step.</text:p>
        </text:list-item>
      </text:list>
      <text:p text:style-name="P3"><text:span text:style-name="T1">jhat</text:span> <text:span text:style-name="T4">&lt;location of heap dump file&gt;</text:span><text:span text:style-name="T1">/heapdump.hprof</text:span></text:p>
      <text:p text:style-name="P1">The <text:span text:style-name="T1">jhat</text:span> command will launch a web server at the URL: <text:a xlink:type="simple" xlink:href="http://localhost:7000/">http://localhost:7000.</text:a></text:p>
      <text:list text:style-name="L3" text:continue-numbering="true">
        <text:list-item>
          <text:p text:style-name="P11">Use a browser to connect to the URL at: <text:a xlink:type="simple" xlink:href="http://localhost:7000/">http://localhost:7000.</text:a></text:p>
        </text:list-item>
      </text:list>
      <text:p text:style-name="P1">The browser should display the heap profile ordered by Java packages. </text:p>
      <text:list text:style-name="L3" text:continue-numbering="true">
        <text:list-item>
          <text:p text:style-name="P11">Scroll to the bottom of the web page to view general operations you can perform on the heap dump. Of particular interest is the <text:span text:style-name="T1">Show</text:span> <text:span text:style-name="T1">heap</text:span> <text:span text:style-name="T1">histogram</text:span> operation. This operation is very useful for identifying biggest allocator of memory. </text:p>
        </text:list-item>
      </text:list>
      <text:p text:style-name="P1">Another useful link is the <text:span text:style-name="T1">Object</text:span> <text:span text:style-name="T1">Query</text:span> <text:span text:style-name="T1">Language</text:span> link. This powerful capability of <text:span text:style-name="T1">jhat</text:span> supports queries against the binary heap. <text:s/>It provides the ability to ask specific questions about the captured heap dump. </text:p>
      <text:list text:style-name="L3" text:continue-numbering="true">
        <text:list-item>
          <text:p text:style-name="P11">Close the web browser. </text:p>
        </text:list-item>
        <text:list-item>
          <text:p text:style-name="P11">Quit <text:span text:style-name="T5">jhat</text:span> by executing a ^C in the window where it was started. </text:p>
        </text:list-item>
        <text:list-item>
          <text:p text:style-name="P11">Start Java <text:span text:style-name="T1">VisualVM</text:span> or open source <text:span text:style-name="T1">VisualVM</text:span></text:p>
        </text:list-item>
        <text:list-item>
          <text:p text:style-name="P11">Inside <text:span text:style-name="T1">VisualVM</text:span>, use the <text:span text:style-name="T1">File</text:span> <text:span text:style-name="T1">&gt;</text:span> <text:span text:style-name="T1">Load</text:span> menu item and filter by <text:span text:style-name="T1">Heap</text:span> <text:span text:style-name="T1">Dumps</text:span> to find the <text:span text:style-name="T1">heapdump</text:span>.<text:span text:style-name="T1">hprof</text:span> file. </text:p>
        </text:list-item>
      </text:list>
      <text:p text:style-name="P1">When the heap dump <text:s/>loads, you will see a Summary screen which provides some high level information. </text:p>
      <text:list text:style-name="L3" text:continue-numbering="true">
        <text:list-item>
          <text:p text:style-name="P11">Use the <text:span text:style-name="T1">Classes</text:span> button to display a heap profile view per class in a traditional heap profiler manner.</text:p>
          <text:p text:style-name="P11">Right click any class and select the <text:span text:style-name="T1">Show</text:span> <text:span text:style-name="T1">Instances</text:span> <text:span text:style-name="T1">View</text:span> menu item. The <text:span text:style-name="T1">Show</text:span> <text:span text:style-name="T1">Instances</text:span> <text:span text:style-name="T1">View</text:span> allows you to walk the heap to see who has references to the selected object. </text:p>
        </text:list-item>
        <text:list-item>
          <text:p text:style-name="P11">Close the <text:span text:style-name="T1">VisualVM</text:span> utility.</text:p>
        </text:list-item>
      </text:list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Courier New1" svg:font-family="'Courier New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sok</meta:initial-creator>
    <meta:creation-date>2008-06-26T11:17:04</meta:creation-date>
    <dc:creator>Tom McGinn</dc:creator>
    <dc:date>2008-07-28T08:44:46</dc:date>
    <dc:language>en-US</dc:language>
    <meta:editing-cycles>30</meta:editing-cycles>
    <meta:editing-duration>P2DT12H40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578" meta:character-count="3433"/>
  </office:meta>
</office:document-meta>
</file>